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5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key calibration tabl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DC count values were generated by reading the ADC while pressing keys and printing the result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2">
          <table:table-cell office:value-type="string" calcext:value-type="string">
            <text:p>Btn #</text:p>
          </table:table-cell>
          <table:table-cell office:value-type="string" calcext:value-type="string">
            <text:p>ADC Count @ 5v</text:p>
          </table:table-cell>
          <table:table-cell office:value-type="string" calcext:value-type="string">
            <text:p>Step Delta</text:p>
          </table:table-cell>
          <table:table-cell table:number-columns-repeated="2"/>
          <table:table-cell office:value-type="string" calcext:value-type="string">
            <text:p>ADC Count @ 3.3V</text:p>
          </table:table-cell>
          <table:table-cell office:value-type="string" calcext:value-type="string">
            <text:p>Step delt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formula="of:=[.B8]-[.B7]" office:value-type="float" office:value="37" calcext:value-type="float">
            <text:p>37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F8]-[.F7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table:formula="of:=[.B9]-[.B8]" office:value-type="float" office:value="40" calcext:value-type="float">
            <text:p>4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[.F9]-[.F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formula="of:=[.B10]-[.B9]" office:value-type="float" office:value="41" calcext:value-type="float">
            <text:p>4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[.F10]-[.F9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7" calcext:value-type="float">
            <text:p>157</text:p>
          </table:table-cell>
          <table:table-cell table:formula="of:=[.B11]-[.B10]" office:value-type="float" office:value="39" calcext:value-type="float">
            <text:p>39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[.F11]-[.F10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" calcext:value-type="float">
            <text:p>198</text:p>
          </table:table-cell>
          <table:table-cell table:formula="of:=[.B12]-[.B11]" office:value-type="float" office:value="41" calcext:value-type="float">
            <text:p>41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[.F12]-[.F11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7" calcext:value-type="float">
            <text:p>237</text:p>
          </table:table-cell>
          <table:table-cell table:formula="of:=[.B13]-[.B12]" office:value-type="float" office:value="39" calcext:value-type="float">
            <text:p>39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formula="of:=[.F13]-[.F12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8" calcext:value-type="float">
            <text:p>278</text:p>
          </table:table-cell>
          <table:table-cell table:formula="of:=[.B14]-[.B13]" office:value-type="float" office:value="41" calcext:value-type="float">
            <text:p>41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table:formula="of:=[.F14]-[.F13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  <table:table-cell table:formula="of:=[.B15]-[.B14]" office:value-type="float" office:value="40" calcext:value-type="float">
            <text:p>40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table:formula="of:=[.F15]-[.F14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8" calcext:value-type="float">
            <text:p>358</text:p>
          </table:table-cell>
          <table:table-cell table:formula="of:=[.B16]-[.B15]" office:value-type="float" office:value="40" calcext:value-type="float">
            <text:p>40</text:p>
          </table:table-cell>
          <table:table-cell table:number-columns-repeated="2"/>
          <table:table-cell office:value-type="float" office:value="516" calcext:value-type="float">
            <text:p>516</text:p>
          </table:table-cell>
          <table:table-cell table:formula="of:=[.F16]-[.F15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7" calcext:value-type="float">
            <text:p>397</text:p>
          </table:table-cell>
          <table:table-cell table:formula="of:=[.B17]-[.B16]" office:value-type="float" office:value="39" calcext:value-type="float">
            <text:p>39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table:formula="of:=[.F17]-[.F16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8" calcext:value-type="float">
            <text:p>438</text:p>
          </table:table-cell>
          <table:table-cell table:formula="of:=[.B18]-[.B17]" office:value-type="float" office:value="41" calcext:value-type="float">
            <text:p>41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table:formula="of:=[.F18]-[.F17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" calcext:value-type="float">
            <text:p>478</text:p>
          </table:table-cell>
          <table:table-cell table:formula="of:=[.B19]-[.B18]" office:value-type="float" office:value="40" calcext:value-type="float">
            <text:p>40</text:p>
          </table:table-cell>
          <table:table-cell table:number-columns-repeated="2"/>
          <table:table-cell office:value-type="float" office:value="690" calcext:value-type="float">
            <text:p>690</text:p>
          </table:table-cell>
          <table:table-cell table:formula="of:=[.F19]-[.F18]" office:value-type="float" office:value="57" calcext:value-type="float">
            <text:p>5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SUM([.C9:.C19])/11" office:value-type="float" office:value="40.0909090909091" calcext:value-type="float">
            <text:p>40.09</text:p>
          </table:table-cell>
          <table:table-cell office:value-type="string" calcext:value-type="string">
            <text:p>avg delta</text:p>
          </table:table-cell>
          <table:table-cell table:number-columns-repeated="2"/>
          <table:table-cell table:formula="of:=SUM([.G9:.G19])/11" office:value-type="float" office:value="57.7272727272727" calcext:value-type="float">
            <text:p>57.73</text:p>
          </table:table-cell>
          <table:table-cell office:value-type="string" calcext:value-type="string">
            <text:p>avg delta</text:p>
          </table:table-cell>
        </table:table-row>
        <table:table-row table:style-name="ro1">
          <table:table-cell table:number-columns-repeated="2"/>
          <table:table-cell table:formula="of:=[.C21]/2" office:value-type="float" office:value="20.0454545454545" calcext:value-type="float">
            <text:p>20.05</text:p>
          </table:table-cell>
          <table:table-cell office:value-type="string" calcext:value-type="string">
            <text:p>half that</text:p>
          </table:table-cell>
          <table:table-cell table:number-columns-repeated="2"/>
          <table:table-cell table:formula="of:=[.G21]/2" office:value-type="float" office:value="28.8636363636364" calcext:value-type="float">
            <text:p>28.86</text:p>
          </table:table-cell>
          <table:table-cell office:value-type="string" calcext:value-type="string">
            <text:p>half tha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[.B8]-[.C22]" office:value-type="float" office:value="16.9545454545455" calcext:value-type="float">
            <text:p>16.95</text:p>
          </table:table-cell>
          <table:table-cell office:value-type="string" calcext:value-type="string">
            <text:p>min valid</text:p>
          </table:table-cell>
          <table:table-cell table:number-columns-repeated="2"/>
          <table:table-cell table:formula="of:=[.F8]-[.G22]" office:value-type="float" office:value="26.1363636363636" calcext:value-type="float">
            <text:p>26.14</text:p>
          </table:table-cell>
          <table:table-cell office:value-type="string" calcext:value-type="string">
            <text:p>min valid</text:p>
          </table:table-cell>
        </table:table-row>
        <table:table-row table:style-name="ro1">
          <table:table-cell table:number-columns-repeated="2"/>
          <table:table-cell table:formula="of:=[.B19]+[.C22]" office:value-type="float" office:value="498.045454545455" calcext:value-type="float">
            <text:p>498.05</text:p>
          </table:table-cell>
          <table:table-cell office:value-type="string" calcext:value-type="string">
            <text:p>max valid</text:p>
          </table:table-cell>
          <table:table-cell table:number-columns-repeated="2"/>
          <table:table-cell table:formula="of:=[.F19]+[.G22]" office:value-type="float" office:value="718.863636363636" calcext:value-type="float">
            <text:p>718.86</text:p>
          </table:table-cell>
          <table:table-cell office:value-type="string" calcext:value-type="string">
            <text:p>max vali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vg Delta is the step size of a bi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ndowing:</text:p>
          </table:table-cell>
          <table:table-cell office:value-type="string" calcext:value-type="string">
            <text:p>Lowest reasonable value is lowest key voltage minus half a bin.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ighest reasonable value is highest key voltage plus half a bin.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eynum = 12 – ((sample – minimum)/step size)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teger math versio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step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step</text:p>
          </table:table-cell>
        </table:table-row>
        <table:table-row table:style-name="ro1">
          <table:table-cell office:value-type="string" calcext:value-type="string">
            <text:p>Key #</text:p>
          </table:table-cell>
          <table:table-cell office:value-type="string" calcext:value-type="string">
            <text:p>lower threshold</text:p>
          </table:table-cell>
          <table:table-cell office:value-type="string" calcext:value-type="string">
            <text:p>mid point</text:p>
          </table:table-cell>
          <table:table-cell office:value-type="string" calcext:value-type="string">
            <text:p>upper threshold</text:p>
          </table:table-cell>
          <table:table-cell/>
          <table:table-cell office:value-type="string" calcext:value-type="string">
            <text:p>lower threshold</text:p>
          </table:table-cell>
          <table:table-cell office:value-type="string" calcext:value-type="string">
            <text:p>mid point</text:p>
          </table:table-cell>
          <table:table-cell office:value-type="string" calcext:value-type="string">
            <text:p>upper threshol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C$34]+(12-[.A37])*[.$C$35]" office:value-type="float" office:value="17" calcext:value-type="float">
            <text:p>17</text:p>
          </table:table-cell>
          <table:table-cell table:formula="of:=([.B37]+[.D37])/2" office:value-type="float" office:value="36.5" calcext:value-type="float">
            <text:p>36.5</text:p>
          </table:table-cell>
          <table:table-cell table:formula="of:=([.$C$34]+(13-[.A37])*[.$C$35])-1" office:value-type="float" office:value="56" calcext:value-type="float">
            <text:p>56</text:p>
          </table:table-cell>
          <table:table-cell/>
          <table:table-cell table:formula="of:=[.$G$34]+(12-[.A37])*[.$G$35]" office:value-type="float" office:value="26" calcext:value-type="float">
            <text:p>26</text:p>
          </table:table-cell>
          <table:table-cell table:formula="of:=([.F37]+[.H37])/2" office:value-type="float" office:value="54.5" calcext:value-type="float">
            <text:p>54.5</text:p>
          </table:table-cell>
          <table:table-cell table:formula="of:=([.$G$34]+(13-[.A37])*[.$G$35])-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C$34]+(12-[.A38])*[.$C$35]" office:value-type="float" office:value="57" calcext:value-type="float">
            <text:p>57</text:p>
          </table:table-cell>
          <table:table-cell table:formula="of:=([.B38]+[.D38])/2" office:value-type="float" office:value="76.5" calcext:value-type="float">
            <text:p>76.5</text:p>
          </table:table-cell>
          <table:table-cell table:formula="of:=([.$C$34]+(13-[.A38])*[.$C$35])-1" office:value-type="float" office:value="96" calcext:value-type="float">
            <text:p>96</text:p>
          </table:table-cell>
          <table:table-cell/>
          <table:table-cell table:formula="of:=[.$G$34]+(12-[.A38])*[.$G$35]" office:value-type="float" office:value="84" calcext:value-type="float">
            <text:p>84</text:p>
          </table:table-cell>
          <table:table-cell table:formula="of:=([.F38]+[.H38])/2" office:value-type="float" office:value="112.5" calcext:value-type="float">
            <text:p>112.5</text:p>
          </table:table-cell>
          <table:table-cell table:formula="of:=([.$G$34]+(13-[.A38])*[.$G$35])-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C$34]+(12-[.A39])*[.$C$35]" office:value-type="float" office:value="97" calcext:value-type="float">
            <text:p>97</text:p>
          </table:table-cell>
          <table:table-cell table:formula="of:=([.B39]+[.D39])/2" office:value-type="float" office:value="116.5" calcext:value-type="float">
            <text:p>116.5</text:p>
          </table:table-cell>
          <table:table-cell table:formula="of:=([.$C$34]+(13-[.A39])*[.$C$35])-1" office:value-type="float" office:value="136" calcext:value-type="float">
            <text:p>136</text:p>
          </table:table-cell>
          <table:table-cell/>
          <table:table-cell table:formula="of:=[.$G$34]+(12-[.A39])*[.$G$35]" office:value-type="float" office:value="142" calcext:value-type="float">
            <text:p>142</text:p>
          </table:table-cell>
          <table:table-cell table:formula="of:=([.F39]+[.H39])/2" office:value-type="float" office:value="170.5" calcext:value-type="float">
            <text:p>170.5</text:p>
          </table:table-cell>
          <table:table-cell table:formula="of:=([.$G$34]+(13-[.A39])*[.$G$35])-1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C$34]+(12-[.A40])*[.$C$35]" office:value-type="float" office:value="137" calcext:value-type="float">
            <text:p>137</text:p>
          </table:table-cell>
          <table:table-cell table:formula="of:=([.B40]+[.D40])/2" office:value-type="float" office:value="156.5" calcext:value-type="float">
            <text:p>156.5</text:p>
          </table:table-cell>
          <table:table-cell table:formula="of:=([.$C$34]+(13-[.A40])*[.$C$35])-1" office:value-type="float" office:value="176" calcext:value-type="float">
            <text:p>176</text:p>
          </table:table-cell>
          <table:table-cell/>
          <table:table-cell table:formula="of:=[.$G$34]+(12-[.A40])*[.$G$35]" office:value-type="float" office:value="200" calcext:value-type="float">
            <text:p>200</text:p>
          </table:table-cell>
          <table:table-cell table:formula="of:=([.F40]+[.H40])/2" office:value-type="float" office:value="228.5" calcext:value-type="float">
            <text:p>228.5</text:p>
          </table:table-cell>
          <table:table-cell table:formula="of:=([.$G$34]+(13-[.A40])*[.$G$35])-1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C$34]+(12-[.A41])*[.$C$35]" office:value-type="float" office:value="177" calcext:value-type="float">
            <text:p>177</text:p>
          </table:table-cell>
          <table:table-cell table:formula="of:=([.B41]+[.D41])/2" office:value-type="float" office:value="196.5" calcext:value-type="float">
            <text:p>196.5</text:p>
          </table:table-cell>
          <table:table-cell table:formula="of:=([.$C$34]+(13-[.A41])*[.$C$35])-1" office:value-type="float" office:value="216" calcext:value-type="float">
            <text:p>216</text:p>
          </table:table-cell>
          <table:table-cell/>
          <table:table-cell table:formula="of:=[.$G$34]+(12-[.A41])*[.$G$35]" office:value-type="float" office:value="258" calcext:value-type="float">
            <text:p>258</text:p>
          </table:table-cell>
          <table:table-cell table:formula="of:=([.F41]+[.H41])/2" office:value-type="float" office:value="286.5" calcext:value-type="float">
            <text:p>286.5</text:p>
          </table:table-cell>
          <table:table-cell table:formula="of:=([.$G$34]+(13-[.A41])*[.$G$35])-1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C$34]+(12-[.A42])*[.$C$35]" office:value-type="float" office:value="217" calcext:value-type="float">
            <text:p>217</text:p>
          </table:table-cell>
          <table:table-cell table:formula="of:=([.B42]+[.D42])/2" office:value-type="float" office:value="236.5" calcext:value-type="float">
            <text:p>236.5</text:p>
          </table:table-cell>
          <table:table-cell table:formula="of:=([.$C$34]+(13-[.A42])*[.$C$35])-1" office:value-type="float" office:value="256" calcext:value-type="float">
            <text:p>256</text:p>
          </table:table-cell>
          <table:table-cell/>
          <table:table-cell table:formula="of:=[.$G$34]+(12-[.A42])*[.$G$35]" office:value-type="float" office:value="316" calcext:value-type="float">
            <text:p>316</text:p>
          </table:table-cell>
          <table:table-cell table:formula="of:=([.F42]+[.H42])/2" office:value-type="float" office:value="344.5" calcext:value-type="float">
            <text:p>344.5</text:p>
          </table:table-cell>
          <table:table-cell table:formula="of:=([.$G$34]+(13-[.A42])*[.$G$35])-1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C$34]+(12-[.A43])*[.$C$35]" office:value-type="float" office:value="257" calcext:value-type="float">
            <text:p>257</text:p>
          </table:table-cell>
          <table:table-cell table:formula="of:=([.B43]+[.D43])/2" office:value-type="float" office:value="276.5" calcext:value-type="float">
            <text:p>276.5</text:p>
          </table:table-cell>
          <table:table-cell table:formula="of:=([.$C$34]+(13-[.A43])*[.$C$35])-1" office:value-type="float" office:value="296" calcext:value-type="float">
            <text:p>296</text:p>
          </table:table-cell>
          <table:table-cell/>
          <table:table-cell table:formula="of:=[.$G$34]+(12-[.A43])*[.$G$35]" office:value-type="float" office:value="374" calcext:value-type="float">
            <text:p>374</text:p>
          </table:table-cell>
          <table:table-cell table:formula="of:=([.F43]+[.H43])/2" office:value-type="float" office:value="402.5" calcext:value-type="float">
            <text:p>402.5</text:p>
          </table:table-cell>
          <table:table-cell table:formula="of:=([.$G$34]+(13-[.A43])*[.$G$35])-1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C$34]+(12-[.A44])*[.$C$35]" office:value-type="float" office:value="297" calcext:value-type="float">
            <text:p>297</text:p>
          </table:table-cell>
          <table:table-cell table:formula="of:=([.B44]+[.D44])/2" office:value-type="float" office:value="316.5" calcext:value-type="float">
            <text:p>316.5</text:p>
          </table:table-cell>
          <table:table-cell table:formula="of:=([.$C$34]+(13-[.A44])*[.$C$35])-1" office:value-type="float" office:value="336" calcext:value-type="float">
            <text:p>336</text:p>
          </table:table-cell>
          <table:table-cell/>
          <table:table-cell table:formula="of:=[.$G$34]+(12-[.A44])*[.$G$35]" office:value-type="float" office:value="432" calcext:value-type="float">
            <text:p>432</text:p>
          </table:table-cell>
          <table:table-cell table:formula="of:=([.F44]+[.H44])/2" office:value-type="float" office:value="460.5" calcext:value-type="float">
            <text:p>460.5</text:p>
          </table:table-cell>
          <table:table-cell table:formula="of:=([.$G$34]+(13-[.A44])*[.$G$35])-1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C$34]+(12-[.A45])*[.$C$35]" office:value-type="float" office:value="337" calcext:value-type="float">
            <text:p>337</text:p>
          </table:table-cell>
          <table:table-cell table:formula="of:=([.B45]+[.D45])/2" office:value-type="float" office:value="356.5" calcext:value-type="float">
            <text:p>356.5</text:p>
          </table:table-cell>
          <table:table-cell table:formula="of:=([.$C$34]+(13-[.A45])*[.$C$35])-1" office:value-type="float" office:value="376" calcext:value-type="float">
            <text:p>376</text:p>
          </table:table-cell>
          <table:table-cell/>
          <table:table-cell table:formula="of:=[.$G$34]+(12-[.A45])*[.$G$35]" office:value-type="float" office:value="490" calcext:value-type="float">
            <text:p>490</text:p>
          </table:table-cell>
          <table:table-cell table:formula="of:=([.F45]+[.H45])/2" office:value-type="float" office:value="518.5" calcext:value-type="float">
            <text:p>518.5</text:p>
          </table:table-cell>
          <table:table-cell table:formula="of:=([.$G$34]+(13-[.A45])*[.$G$35])-1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C$34]+(12-[.A46])*[.$C$35]" office:value-type="float" office:value="377" calcext:value-type="float">
            <text:p>377</text:p>
          </table:table-cell>
          <table:table-cell table:formula="of:=([.B46]+[.D46])/2" office:value-type="float" office:value="396.5" calcext:value-type="float">
            <text:p>396.5</text:p>
          </table:table-cell>
          <table:table-cell table:formula="of:=([.$C$34]+(13-[.A46])*[.$C$35])-1" office:value-type="float" office:value="416" calcext:value-type="float">
            <text:p>416</text:p>
          </table:table-cell>
          <table:table-cell/>
          <table:table-cell table:formula="of:=[.$G$34]+(12-[.A46])*[.$G$35]" office:value-type="float" office:value="548" calcext:value-type="float">
            <text:p>548</text:p>
          </table:table-cell>
          <table:table-cell table:formula="of:=([.F46]+[.H46])/2" office:value-type="float" office:value="576.5" calcext:value-type="float">
            <text:p>576.5</text:p>
          </table:table-cell>
          <table:table-cell table:formula="of:=([.$G$34]+(13-[.A46])*[.$G$35])-1"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C$34]+(12-[.A47])*[.$C$35]" office:value-type="float" office:value="417" calcext:value-type="float">
            <text:p>417</text:p>
          </table:table-cell>
          <table:table-cell table:formula="of:=([.B47]+[.D47])/2" office:value-type="float" office:value="436.5" calcext:value-type="float">
            <text:p>436.5</text:p>
          </table:table-cell>
          <table:table-cell table:formula="of:=([.$C$34]+(13-[.A47])*[.$C$35])-1" office:value-type="float" office:value="456" calcext:value-type="float">
            <text:p>456</text:p>
          </table:table-cell>
          <table:table-cell/>
          <table:table-cell table:formula="of:=[.$G$34]+(12-[.A47])*[.$G$35]" office:value-type="float" office:value="606" calcext:value-type="float">
            <text:p>606</text:p>
          </table:table-cell>
          <table:table-cell table:formula="of:=([.F47]+[.H47])/2" office:value-type="float" office:value="634.5" calcext:value-type="float">
            <text:p>634.5</text:p>
          </table:table-cell>
          <table:table-cell table:formula="of:=([.$G$34]+(13-[.A47])*[.$G$35])-1"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34]+(12-[.A48])*[.$C$35]" office:value-type="float" office:value="457" calcext:value-type="float">
            <text:p>457</text:p>
          </table:table-cell>
          <table:table-cell table:formula="of:=([.B48]+[.D48])/2" office:value-type="float" office:value="476.5" calcext:value-type="float">
            <text:p>476.5</text:p>
          </table:table-cell>
          <table:table-cell table:formula="of:=([.$C$34]+(13-[.A48])*[.$C$35])-1" office:value-type="float" office:value="496" calcext:value-type="float">
            <text:p>496</text:p>
          </table:table-cell>
          <table:table-cell/>
          <table:table-cell table:formula="of:=[.$G$34]+(12-[.A48])*[.$G$35]" office:value-type="float" office:value="664" calcext:value-type="float">
            <text:p>664</text:p>
          </table:table-cell>
          <table:table-cell table:formula="of:=([.F48]+[.H48])/2" office:value-type="float" office:value="692.5" calcext:value-type="float">
            <text:p>692.5</text:p>
          </table:table-cell>
          <table:table-cell table:formula="of:=([.$G$34]+(13-[.A48])*[.$G$35])-1" office:value-type="float" office:value="721" calcext:value-type="float">
            <text:p>72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3S</meta:editing-duration>
    <meta:editing-cycles>6</meta:editing-cycles>
    <meta:generator>LibreOffice/4.1.0.4$Windows_x86 LibreOffice_project/89ea49ddacd9aa532507cbf852f2bb22b1ace28</meta:generator>
    <dc:date>2014-01-30T14:30:42.727000000</dc:date>
    <meta:document-statistic meta:table-count="3" meta:cell-count="190" meta:object-count="0"/>
    <meta:user-defined meta:name="Info 1"/>
    <meta:user-defined meta:name="Info 2"/>
    <meta:user-defined meta:name="Info 3"/>
    <meta:user-defined meta:name="Info 4"/>
  </office:meta>
</office:document-meta>
</file>